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nir Next1" svg:font-family="'Avenir Next'"/>
    <style:font-face style:name="Helvetica Neue" svg:font-family="'Helvetica Neue'"/>
    <style:font-face style:name="Linux Libertine O" svg:font-family="'Linux Libertine O'"/>
    <style:font-face style:name="Linux Libertine O2" svg:font-family="'Linux Libertine O'" style:font-adornments="Regular"/>
    <style:font-face style:name="Ubuntu Mono1" svg:font-family="'Ubuntu Mono'"/>
    <style:font-face style:name="Liberation Sans1" svg:font-family="'Liberation Sans'" style:font-family-generic="roman"/>
    <style:font-face style:name="Linux Libertine O3" svg:font-family="'Linux Libertine O'" style:font-family-generic="roman"/>
    <style:font-face style:name="Lucida Sans2" svg:font-family="'Lucida Sans'" style:font-family-generic="swiss"/>
    <style:font-face style:name="Lucida Sans Unicode" svg:font-family="'Lucida Sans Unicode'" style:font-family-generic="swiss"/>
    <style:font-face style:name="Avenir Next" svg:font-family="'Avenir Next'" style:font-pitch="variable"/>
    <style:font-face style:name="Linux Libertine O1" svg:font-family="'Linux Libertine O'" style:font-pitch="variable"/>
    <style:font-face style:name="Lucida Sans1" svg:font-family="'Lucida Sans'" style:font-pitch="variable"/>
    <style:font-face style:name="SimSun1" svg:font-family="SimSu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4201in" fo:margin-left="2.5063in" table:align="left"/>
    </style:style>
    <style:style style:name="Table1.A" style:family="table-column">
      <style:table-column-properties style:column-width="1.1in"/>
    </style:style>
    <style:style style:name="Table1.D" style:family="table-column">
      <style:table-column-properties style:column-width="1.1201in"/>
    </style:style>
    <style:style style:name="Table1.A1" style:family="table-cell">
      <style:table-cell-properties style:border-line-width-top="0.0069in 0.0069in 0.0069in" fo:padding="0.0201in" fo:border-left="none" fo:border-right="none" fo:border-top="1.55pt double #000000" fo:border-bottom="none"/>
    </style:style>
    <style:style style:name="Table1.A2" style:family="table-cell">
      <style:table-cell-properties fo:padding="0in" fo:border-left="none" fo:border-right="none" fo:border-top="0.05pt solid #000000" fo:border-bottom="none"/>
    </style:style>
    <style:style style:name="Table1.A3" style:family="table-cell">
      <style:table-cell-properties fo:padding="0in" fo:border="none"/>
    </style:style>
    <style:style style:name="Table1.6" style:family="table-row">
      <style:table-row-properties style:min-row-height="0.1757in"/>
    </style:style>
    <style:style style:name="Table1.C6" style:family="table-cell">
      <style:table-cell-properties fo:padding="0in" fo:border-left="none" fo:border-right="none" fo:border-top="none" fo:border-bottom="0.05pt solid #000000"/>
    </style:style>
    <style:style style:name="Table1.C7" style:family="table-cell">
      <style:table-cell-properties fo:padding="0in" fo:border-left="0.05pt solid #000000" fo:border-right="none" fo:border-top="none" fo:border-bottom="none"/>
    </style:style>
    <style:style style:name="Table1.C12" style:family="table-cell">
      <style:table-cell-properties fo:padding="0in" fo:border-left="0.05pt solid #000000" fo:border-right="none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2" style:family="table">
      <style:table-properties style:width="6.6056in" fo:margin-left="0.3229in" table:align="left"/>
    </style:style>
    <style:style style:name="Table2.A" style:family="table-column">
      <style:table-column-properties style:column-width="0.7521in"/>
    </style:style>
    <style:style style:name="Table2.B" style:family="table-column">
      <style:table-column-properties style:column-width="2.4313in"/>
    </style:style>
    <style:style style:name="Table2.C" style:family="table-column">
      <style:table-column-properties style:column-width="0.7528in"/>
    </style:style>
    <style:style style:name="Table2.D" style:family="table-column">
      <style:table-column-properties style:column-width="2.6694in"/>
    </style:style>
    <style:style style:name="Table2.A1" style:family="table-cell">
      <style:table-cell-properties fo:padding="0in" fo:border="none"/>
    </style:style>
    <style:style style:name="P1" style:family="paragraph" style:parent-style-name="Header">
      <style:text-properties officeooo:rsid="0011cd0f" officeooo:paragraph-rsid="0011cd0f"/>
    </style:style>
    <style:style style:name="P2" style:family="paragraph" style:parent-style-name="Standard">
      <style:text-properties officeooo:rsid="000eecf0" officeooo:paragraph-rsid="000eecf0"/>
    </style:style>
    <style:style style:name="P3" style:family="paragraph" style:parent-style-name="Standard">
      <style:text-properties officeooo:rsid="000eecf0" officeooo:paragraph-rsid="0011cd0f"/>
    </style:style>
    <style:style style:name="P4" style:family="paragraph" style:parent-style-name="Standard">
      <style:text-properties officeooo:rsid="000eecf0" officeooo:paragraph-rsid="0014a3d1"/>
    </style:style>
    <style:style style:name="P5" style:family="paragraph" style:parent-style-name="Standard">
      <style:text-properties officeooo:rsid="000eecf0" officeooo:paragraph-rsid="00158dd8"/>
    </style:style>
    <style:style style:name="P6" style:family="paragraph" style:parent-style-name="Standard">
      <style:text-properties officeooo:rsid="000eecf0" officeooo:paragraph-rsid="0016f3f8"/>
    </style:style>
    <style:style style:name="P7" style:family="paragraph" style:parent-style-name="Standard">
      <style:text-properties fo:font-weight="bold" officeooo:rsid="000eecf0" officeooo:paragraph-rsid="000eecf0" style:font-weight-asian="bold" style:font-weight-complex="bold"/>
    </style:style>
    <style:style style:name="P8" style:family="paragraph" style:parent-style-name="Standard">
      <style:text-properties officeooo:rsid="000ef2aa" officeooo:paragraph-rsid="000ef2aa"/>
    </style:style>
    <style:style style:name="P9" style:family="paragraph" style:parent-style-name="Standard">
      <style:paragraph-properties fo:text-align="center" style:justify-single-word="false"/>
      <style:text-properties style:text-underline-style="none" officeooo:rsid="0014a3d1" officeooo:paragraph-rsid="0014a3d1"/>
    </style:style>
    <style:style style:name="P10" style:family="paragraph" style:parent-style-name="Standard">
      <style:text-properties officeooo:rsid="0010dd91" officeooo:paragraph-rsid="0010dd91"/>
    </style:style>
    <style:style style:name="P11" style:family="paragraph" style:parent-style-name="Standard">
      <style:paragraph-properties fo:line-height="200%"/>
      <style:text-properties style:font-name="Ubuntu Mono" fo:font-size="16pt" officeooo:rsid="0011cd0f" officeooo:paragraph-rsid="0011cd0f" style:font-size-asian="14pt" style:font-size-complex="16pt"/>
    </style:style>
    <style:style style:name="P12" style:family="paragraph" style:parent-style-name="Standard">
      <style:paragraph-properties fo:line-height="200%"/>
      <style:text-properties style:font-name="Ubuntu Mono" fo:font-size="16pt" officeooo:rsid="0011cd0f" officeooo:paragraph-rsid="00131236" style:font-size-asian="14pt" style:font-size-complex="16pt"/>
    </style:style>
    <style:style style:name="P13" style:family="paragraph" style:parent-style-name="Standard">
      <style:paragraph-properties fo:line-height="200%"/>
      <style:text-properties style:font-name="Ubuntu Mono" fo:font-size="16pt" style:text-underline-style="none" officeooo:rsid="0011cd0f" officeooo:paragraph-rsid="00131236" style:font-size-asian="14pt" style:font-size-complex="16pt"/>
    </style:style>
    <style:style style:name="P14" style:family="paragraph" style:parent-style-name="Standard">
      <style:text-properties officeooo:rsid="0011cd0f" officeooo:paragraph-rsid="0011cd0f"/>
    </style:style>
    <style:style style:name="P15" style:family="paragraph" style:parent-style-name="Standard">
      <style:text-properties officeooo:rsid="00131236" officeooo:paragraph-rsid="00131236"/>
    </style:style>
    <style:style style:name="P16" style:family="paragraph" style:parent-style-name="Standard">
      <style:text-properties officeooo:rsid="00131236" officeooo:paragraph-rsid="0016f3f8"/>
    </style:style>
    <style:style style:name="P17" style:family="paragraph" style:parent-style-name="Standard">
      <style:paragraph-properties fo:text-align="center" style:justify-single-word="false"/>
      <style:text-properties style:font-name="Lucida Sans Unicode" style:text-underline-style="none" officeooo:rsid="0014a3d1" officeooo:paragraph-rsid="0014a3d1" style:font-name-asian="Lucida Sans Unicode" style:font-name-complex="Lucida Sans Unicode"/>
    </style:style>
    <style:style style:name="P18" style:family="paragraph" style:parent-style-name="Standard">
      <style:text-properties officeooo:rsid="0016f3f8" officeooo:paragraph-rsid="0016f3f8"/>
    </style:style>
    <style:style style:name="P19" style:family="paragraph" style:parent-style-name="Table_20_Contents">
      <style:text-properties officeooo:rsid="000eecf0" officeooo:paragraph-rsid="000eecf0"/>
    </style:style>
    <style:style style:name="P20" style:family="paragraph" style:parent-style-name="Table_20_Contents">
      <style:paragraph-properties fo:text-align="center" style:justify-single-word="false"/>
      <style:text-properties officeooo:rsid="000eecf0" officeooo:paragraph-rsid="000eecf0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eecf0" officeooo:paragraph-rsid="000eecf0" style:font-weight-asian="bold" style:font-weight-complex="bold"/>
    </style:style>
    <style:style style:name="P22" style:family="paragraph" style:parent-style-name="Table_20_Contents">
      <style:text-properties style:font-name="Ubuntu Mono" officeooo:rsid="000eecf0" officeooo:paragraph-rsid="000eecf0"/>
    </style:style>
    <style:style style:name="P23" style:family="paragraph" style:parent-style-name="Table_20_Contents">
      <style:paragraph-properties fo:text-align="center" style:justify-single-word="false"/>
      <style:text-properties style:font-name="Ubuntu Mono" officeooo:rsid="000eecf0" officeooo:paragraph-rsid="000eecf0"/>
    </style:style>
    <style:style style:name="P24" style:family="paragraph" style:parent-style-name="Table_20_Contents">
      <style:text-properties officeooo:rsid="000ef2aa"/>
    </style:style>
    <style:style style:name="P25" style:family="paragraph" style:parent-style-name="Table_20_Contents">
      <style:text-properties officeooo:rsid="000ef2aa" officeooo:paragraph-rsid="000ef2aa"/>
    </style:style>
    <style:style style:name="P26" style:family="paragraph" style:parent-style-name="Standard">
      <style:paragraph-properties fo:break-before="page"/>
      <style:text-properties officeooo:rsid="000eecf0" officeooo:paragraph-rsid="0011cd0f"/>
    </style:style>
    <style:style style:name="P27" style:family="paragraph" style:parent-style-name="Standard" style:list-style-name="L1">
      <style:text-properties officeooo:rsid="0010dd91" officeooo:paragraph-rsid="0010dd91"/>
    </style:style>
    <style:style style:name="P28" style:family="paragraph" style:parent-style-name="Standard" style:list-style-name="L2">
      <style:text-properties officeooo:rsid="000ef2aa" officeooo:paragraph-rsid="000ef2aa"/>
    </style:style>
    <style:style style:name="P29" style:family="paragraph" style:parent-style-name="Standard" style:list-style-name="L2">
      <style:text-properties officeooo:rsid="0011cd0f" officeooo:paragraph-rsid="0011cd0f"/>
    </style:style>
    <style:style style:name="P30" style:family="paragraph" style:parent-style-name="Standard" style:list-style-name="L2">
      <style:text-properties officeooo:rsid="00131236" officeooo:paragraph-rsid="00131236"/>
    </style:style>
    <style:style style:name="P31" style:family="paragraph" style:parent-style-name="Standard">
      <style:paragraph-properties fo:line-height="200%"/>
      <style:text-properties style:font-name="Ubuntu Mono" fo:font-size="16pt" officeooo:rsid="0011cd0f" officeooo:paragraph-rsid="0011cd0f" style:font-size-asian="14pt" style:font-size-complex="16pt"/>
    </style:style>
    <style:style style:name="P32" style:family="paragraph" style:parent-style-name="Standard">
      <style:paragraph-properties fo:line-height="200%"/>
      <style:text-properties style:font-name="Ubuntu Mono" fo:font-size="16pt" officeooo:rsid="0011cd0f" officeooo:paragraph-rsid="001a9f33" style:font-size-asian="14pt" style:font-size-complex="16pt"/>
    </style:style>
    <style:style style:name="P33" style:family="paragraph" style:parent-style-name="Standard">
      <style:paragraph-properties fo:line-height="200%"/>
      <style:text-properties style:font-name="Ubuntu Mono" fo:font-size="16pt" officeooo:rsid="00187d8f" officeooo:paragraph-rsid="00187d8f" style:font-size-asian="14pt" style:font-size-complex="16pt"/>
    </style:style>
    <style:style style:name="P34" style:family="paragraph" style:parent-style-name="Standard">
      <style:paragraph-properties fo:line-height="200%"/>
      <style:text-properties style:font-name="Ubuntu Mono" fo:font-size="16pt" style:text-underline-style="none" officeooo:rsid="0011cd0f" officeooo:paragraph-rsid="001a9f33" style:font-size-asian="14pt" style:font-size-complex="16pt"/>
    </style:style>
    <style:style style:name="P35" style:family="paragraph">
      <loext:graphic-properties draw:fill="solid" draw:fill-color="#00d8ff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in" fo:margin-right="0in" fo:margin-top="0in" fo:margin-bottom="0in" fo:line-height="100%" fo:text-align="center" fo:text-indent="0in"/>
    </style:style>
    <style:style style:name="P3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3f9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in" fo:margin-right="0in" fo:margin-top="0in" fo:margin-bottom="0in" fo:line-height="100%" fo:text-align="start" fo:text-indent="0in"/>
    </style:style>
    <style:style style:name="P39" style:family="paragraph">
      <loext:graphic-properties draw:fill="solid" draw:fill-color="#003f90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003f9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00d8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in" fo:margin-right="0in" fo:margin-top="0in" fo:margin-bottom="0in" fo:line-height="100%" fo:text-indent="0in"/>
    </style:style>
    <style:style style:name="P44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003f9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venir Next"/>
    </style:style>
    <style:style style:name="T2" style:family="text">
      <style:text-properties style:font-name="Avenir Next" fo:font-weight="600" style:font-size-asian="10.5pt" style:font-weight-asian="bold" style:font-weight-complex="normal"/>
    </style:style>
    <style:style style:name="T3" style:family="text">
      <style:text-properties style:font-name="Avenir Next" fo:font-weight="250" style:font-size-asian="10.5pt"/>
    </style:style>
    <style:style style:name="T4" style:family="text">
      <style:text-properties style:font-name="Avenir Next" fo:font-size="11pt" officeooo:rsid="000ef2aa" style:font-size-asian="11pt" style:font-size-complex="11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31236"/>
    </style:style>
    <style:style style:name="T8" style:family="text">
      <style:text-properties style:text-underline-style="solid" style:text-underline-width="auto" style:text-underline-color="font-color" officeooo:rsid="0014a3d1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ef2aa"/>
    </style:style>
    <style:style style:name="T11" style:family="text">
      <style:text-properties style:text-underline-style="none" officeooo:rsid="00131236"/>
    </style:style>
    <style:style style:name="T12" style:family="text">
      <style:text-properties style:text-underline-style="none" officeooo:rsid="0016f3f8"/>
    </style:style>
    <style:style style:name="T13" style:family="text">
      <style:text-properties style:text-underline-style="none" officeooo:rsid="0018d908"/>
    </style:style>
    <style:style style:name="T14" style:family="text">
      <style:text-properties style:text-position="super 58%" style:text-underline-style="none"/>
    </style:style>
    <style:style style:name="T15" style:family="text">
      <style:text-properties officeooo:rsid="000ef2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0dd91"/>
    </style:style>
    <style:style style:name="T18" style:family="text">
      <style:text-properties officeooo:rsid="0011cd0f"/>
    </style:style>
    <style:style style:name="T19" style:family="text">
      <style:text-properties style:font-name="Ubuntu Mono"/>
    </style:style>
    <style:style style:name="T20" style:family="text">
      <style:text-properties style:font-name="Ubuntu Mono" officeooo:rsid="0010dd91"/>
    </style:style>
    <style:style style:name="T21" style:family="text">
      <style:text-properties style:font-name="Ubuntu Mono" officeooo:rsid="0011cd0f"/>
    </style:style>
    <style:style style:name="T22" style:family="text">
      <style:text-properties style:font-name="Ubuntu Mono" fo:font-style="normal" style:font-style-asian="normal" style:font-style-complex="normal"/>
    </style:style>
    <style:style style:name="T23" style:family="text">
      <style:text-properties style:font-name="Ubuntu Mono" officeooo:rsid="0016f3f8"/>
    </style:style>
    <style:style style:name="T24" style:family="text">
      <style:text-properties style:font-name="Linux Libertine O1" officeooo:rsid="0011cd0f"/>
    </style:style>
    <style:style style:name="T25" style:family="text">
      <style:text-properties style:font-name="Linux Libertine O1" officeooo:rsid="00180e8c"/>
    </style:style>
    <style:style style:name="T26" style:family="text">
      <style:text-properties officeooo:rsid="00131236"/>
    </style:style>
    <style:style style:name="T27" style:family="text">
      <style:text-properties style:font-size-asian="10.5pt" style:text-overline-style="solid" style:text-overline-width="auto" style:text-overline-color="font-color"/>
    </style:style>
    <style:style style:name="T28" style:family="text">
      <style:text-properties officeooo:rsid="0016f3f8" style:font-size-asian="10.5pt" style:text-overline-style="solid" style:text-overline-width="auto" style:text-overline-color="font-color"/>
    </style:style>
    <style:style style:name="T29" style:family="text">
      <style:text-properties style:font-name="Ubuntu Mono1" officeooo:rsid="00131236"/>
    </style:style>
    <style:style style:name="T30" style:family="text">
      <style:text-properties style:font-name="Ubuntu Mono1" style:text-underline-style="none" officeooo:rsid="00131236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officeooo:rsid="0014a3d1"/>
    </style:style>
    <style:style style:name="T34" style:family="text">
      <style:text-properties officeooo:rsid="0016f3f8"/>
    </style:style>
    <style:style style:name="T35" style:family="text">
      <style:text-properties style:font-name="Linux Libertine O" officeooo:rsid="0016f3f8"/>
    </style:style>
    <style:style style:name="T36" style:family="text">
      <style:text-properties officeooo:rsid="00180e8c"/>
    </style:style>
    <style:style style:name="T37" style:family="text">
      <style:text-properties style:font-name="Ubuntu Mono" officeooo:rsid="00180e8c"/>
    </style:style>
    <style:style style:name="T38" style:family="text">
      <style:text-properties style:font-name="Ubuntu Mono" officeooo:rsid="001ba2e3"/>
    </style:style>
    <style:style style:name="T39" style:family="text">
      <style:text-properties officeooo:rsid="001a9f33"/>
    </style:style>
    <style:style style:name="T40" style:family="text">
      <style:text-properties style:font-name="Linux Libertine O" officeooo:rsid="001a9f33" style:font-name-asian="Linux Libertine O" style:font-name-complex="Linux Libertine O"/>
    </style:style>
    <style:style style:name="T41" style:family="text">
      <style:text-properties style:font-name="Linux Libertine O" style:text-underline-style="none" officeooo:rsid="001a9f33" style:font-name-asian="Linux Libertine O" style:font-name-complex="Linux Libertine O"/>
    </style:style>
    <style:style style:name="T42" style:family="text">
      <style:text-properties officeooo:rsid="001ba2e3"/>
    </style:style>
    <style:style style:name="T43" style:family="text">
      <style:text-properties officeooo:rsid="001ce1c0"/>
    </style:style>
    <style:style style:name="T44" style:family="text">
      <style:text-properties fo:font-variant="normal" fo:text-transform="none" fo:color="#003f90" style:text-outline="false" style:text-line-through-style="none" style:text-line-through-type="none" style:font-name="Avenir Next" fo:font-size="36pt" fo:font-style="normal" fo:text-shadow="none" style:text-underline-style="none" fo:font-weight="60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3f90" style:text-outline="false" style:text-line-through-style="none" style:text-line-through-type="none" style:font-name="Avenir Next" fo:font-size="36pt" fo:font-style="normal" fo:text-shadow="none" style:text-underline-style="none" fo:font-weight="25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fff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3f90" style:text-outline="false" style:text-line-through-style="none" style:text-line-through-type="none" style:font-name="Linux Libertine O2" fo:font-size="18pt" fo:font-style="normal" fo:text-shadow="none" style:text-underline-style="none" fo:font-weight="normal" style:letter-kerning="true" style:font-name-asian="Linux Libertine O2" style:font-size-asian="18pt" style:font-style-asian="normal" style:font-weight-asian="normal" style:font-name-complex="Linux Libertine O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99in" svg:stroke-color="#003f90" draw:marker-start="" draw:marker-start-width="0.1236in" draw:marker-start-center="false" draw:marker-end="" draw:marker-end-width="0.1236in" draw:marker-end-center="false" draw:fill="solid" draw:fill-color="#00d8ff" draw:textarea-horizontal-align="justify" draw:textarea-vertical-align="middle" draw:auto-grow-height="false" fo:min-height="2.661in" fo:min-width="2.0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solid" draw:fill-color="#00d8ff" draw:textarea-horizontal-align="justify" draw:textarea-vertical-align="middle" draw:auto-grow-height="false" fo:min-height="2.411in" fo:min-width="1.8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00d8ff" draw:textarea-horizontal-align="justify" draw:textarea-vertical-align="middle" draw:auto-grow-height="false" fo:min-height="0.6307in" fo:min-width="1.5429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6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003f90" draw:textarea-horizontal-align="justify" draw:textarea-vertical-align="middle" draw:auto-grow-height="false" fo:min-height="0.0807in" fo:min-width="0.5634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none" draw:fill-color="#729fcf" draw:textarea-horizontal-align="justify" draw:textarea-vertical-align="middle" fo:padding-top="0.0638in" fo:padding-bottom="0.0638in" fo:padding-left="0.1134in" fo:padding-right="0.113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solid" draw:fill-color="#003f90" draw:textarea-horizontal-align="justify" draw:textarea-vertical-align="middle" fo:padding-top="0.0638in" fo:padding-bottom="0.0638in" fo:padding-left="0.1134in" fo:padding-right="0.113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00d8ff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00d8ff" draw:textarea-horizontal-align="justify" draw:textarea-vertical-align="middle" draw:auto-grow-height="false" fo:min-height="0.008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62in" fo:min-width="0.26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g text:anchor-type="paragraph" draw:z-index="0" draw:style-name="gr1"><draw:custom-shape draw:style-name="gr2" draw:text-style-name="P35" svg:width="2.2004in" svg:height="2.7504in" svg:x="0in" svg:y="0in"><text:p/><draw:enhanced-geometry svg:viewBox="0 0 21600 21600" draw:type="rectangle" draw:enhanced-path="M 0 0 L 21600 0 21600 21600 0 21600 0 0 Z N"/></draw:custom-shape><draw:custom-shape draw:style-name="gr3" draw:text-style-name="P35" svg:width="2.0004in" svg:height="2.5004in" svg:x="0.1in" svg:y="0.1126in"><text:p/><draw:enhanced-geometry svg:viewBox="0 0 21600 21600" draw:type="rectangle" draw:enhanced-path="M 0 0 L 21600 0 21600 21600 0 21600 0 0 Z N"/></draw:custom-shape><draw:custom-shape draw:style-name="gr4" draw:text-style-name="P35" svg:width="1.7598in" svg:height="0.7504in" svg:x="0.2201in" svg:y="0.25in"><text:p/><draw:enhanced-geometry svg:viewBox="0 0 21600 21600" draw:type="rectangle" draw:enhanced-path="M 0 0 L 21600 0 21600 21600 0 21600 0 0 Z N"/></draw:custom-shape><draw:frame draw:style-name="gr5" draw:text-style-name="P37" svg:width="1.7004in" svg:height="0.7831in" svg:x="0.25in" svg:y="0.2673in"><draw:text-box><text:p text:style-name="P36"><text:span text:style-name="T44">CS</text:span><text:span text:style-name="T45">101</text:span></text:p></draw:text-box></draw:frame><draw:custom-shape draw:style-name="gr6" draw:text-style-name="P39" svg:width="0.7803in" svg:height="0.2004in" svg:x="0.2201in" svg:y="1in"><text:p text:style-name="P38"><text:span text:style-name="T46">lab04</text:span></text:p><draw:enhanced-geometry svg:viewBox="0 0 21600 21600" draw:type="rectangle" draw:enhanced-path="M 0 0 L 21600 0 21600 21600 0 21600 0 0 Z N"/></draw:custom-shape><draw:g draw:style-name="gr7"><draw:polygon draw:style-name="gr8" draw:text-style-name="P40" svg:width="1.0028in" svg:height="0.8484in" draw:transform="rotate (1.03009332452705) translate (0.973334414737704in 2.3223718670412in)" svg:viewBox="0 0 2548 2156" draw:points="0,524 1481,523 2352,0 2548,327 1677,849 981,2156"><text:p/></draw:polygon><draw:line draw:style-name="gr8" draw:text-style-name="P40" svg:x1="1.4in" svg:y1="1.5283in" svg:x2="1.65in" svg:y2="1.5283in"><text:p/></draw:line><draw:polygon draw:style-name="gr9" draw:text-style-name="P41" svg:width="0.7496in" svg:height="0.4996in" svg:x="1.15in" svg:y="1.9283in" svg:viewBox="0 0 1905 1270" draw:points="1905,1270 1143,0 762,0 0,1270"><text:p/></draw:polygon><draw:custom-shape draw:style-name="gr10" draw:text-style-name="P42" svg:width="0.1004in" svg:height="0.1004in" svg:x="1.35in" svg:y="2.2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42" svg:width="0.1504in" svg:height="0.1504in" svg:x="1.4752in" svg:y="2.0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2" draw:text-style-name="P44" svg:width="0.4634in" svg:height="0.385in" draw:transform="rotate (-1.5707963267949) translate (1.75in 1.12847222222222in)"><draw:text-box><text:p text:style-name="P43"><text:span text:style-name="T47">⅏</text:span></text:p></draw:text-box></draw:frame></draw:g></draw:g><text:span text:style-name="T16"> Name:________________________________<text:tab/>Section:</text:span><text:span text:style-name="T6">__AY____</text:span></text:p>
      <text:p text:style-name="P7"/>
      <text:p text:style-name="P7"><text:s/>Objectives</text:p>
      <text:list xml:id="list3740894015297279674" text:style-name="L1">
        <text:list-item>
          <text:p text:style-name="P27">Compose a function <text:span text:style-name="T43">which uses</text:span> <text:span text:style-name="T42">a </text:span><text:span text:style-name="T38">for</text:span><text:span text:style-name="T42"> loop</text:span>.</text:p>
        </text:list-item>
        <text:list-item>
          <text:p text:style-name="P27">Understand how a computer represents colour.</text:p>
        </text:list-item>
      </text:list>
      <text:p text:style-name="P2"/>
      <text:p text:style-name="P7"><text:s/>Representing Colo<text:span text:style-name="T34">u</text:span>r in Hexadecimal</text:p>
      <text:p text:style-name="P5"><text:s/>In last week’s lecture, you learnt how to convert a number from a </text:p>
      <text:p text:style-name="P5"><text:s/>decimal <text:span text:style-name="T15">(base-10) </text:span>representation to a hexadecimal <text:span text:style-name="T15">(base-16) </text:span></text:p>
      <text:p text:style-name="P5"><text:s/>representation. <text:s/>As a refresher, we write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1">Decimal</text:p>
          </table:table-cell>
          <table:table-cell table:style-name="Table1.A1" office:value-type="string">
            <text:p text:style-name="P21">Hexadecimal</text:p>
          </table:table-cell>
          <table:table-cell table:style-name="Table1.A1" office:value-type="string">
            <text:p text:style-name="P21">Decimal</text:p>
          </table:table-cell>
          <table:table-cell table:style-name="Table1.A1" office:value-type="string">
            <text:p text:style-name="P21">Hexadecimal</text:p>
          </table:table-cell>
        </table:table-row>
        <table:table-row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0">11</text:p>
          </table:table-cell>
          <table:table-cell table:style-name="Table1.A2" office:value-type="string">
            <text:p text:style-name="P23">B</text:p>
          </table:table-cell>
        </table:table-row>
        <table:table-row>
          <table:table-cell table:style-name="Table1.A3" office:value-type="string">
            <text:p text:style-name="P20">1</text:p>
          </table:table-cell>
          <table:table-cell table:style-name="Table1.A3" office:value-type="string">
            <text:p text:style-name="P23">1</text:p>
          </table:table-cell>
          <table:table-cell table:style-name="Table1.A3" office:value-type="string">
            <text:p text:style-name="P20">12</text:p>
          </table:table-cell>
          <table:table-cell table:style-name="Table1.A3" office:value-type="string">
            <text:p text:style-name="P23">C</text:p>
          </table:table-cell>
        </table:table-row>
        <table:table-row>
          <table:table-cell table:style-name="Table1.A3" office:value-type="string">
            <text:p text:style-name="P20">2</text:p>
          </table:table-cell>
          <table:table-cell table:style-name="Table1.A3" office:value-type="string">
            <text:p text:style-name="P23">2</text:p>
          </table:table-cell>
          <table:table-cell table:style-name="Table1.A3" office:value-type="string">
            <text:p text:style-name="P20">13</text:p>
          </table:table-cell>
          <table:table-cell table:style-name="Table1.A3" office:value-type="string">
            <text:p text:style-name="P23">D</text:p>
          </table:table-cell>
        </table:table-row>
        <table:table-row>
          <table:table-cell table:style-name="Table1.A3" office:value-type="string">
            <text:p text:style-name="P20">3</text:p>
          </table:table-cell>
          <table:table-cell table:style-name="Table1.A3" office:value-type="string">
            <text:p text:style-name="P23">3</text:p>
          </table:table-cell>
          <table:table-cell table:style-name="Table1.A3" office:value-type="string">
            <text:p text:style-name="P20">14</text:p>
          </table:table-cell>
          <table:table-cell table:style-name="Table1.A3" office:value-type="string">
            <text:p text:style-name="P23">E</text:p>
          </table:table-cell>
        </table:table-row>
        <table:table-row table:style-name="Table1.6">
          <table:table-cell table:style-name="Table1.A3" office:value-type="string">
            <text:p text:style-name="P20">4</text:p>
          </table:table-cell>
          <table:table-cell table:style-name="Table1.A3" office:value-type="string">
            <text:p text:style-name="P23">4</text:p>
          </table:table-cell>
          <table:table-cell table:style-name="Table1.C6" office:value-type="string">
            <text:p text:style-name="P20">15</text:p>
          </table:table-cell>
          <table:table-cell table:style-name="Table1.C6" office:value-type="string">
            <text:p text:style-name="P23">F</text:p>
          </table:table-cell>
        </table:table-row>
        <table:table-row>
          <table:table-cell table:style-name="Table1.A3" office:value-type="string">
            <text:p text:style-name="P20">5</text:p>
          </table:table-cell>
          <table:table-cell table:style-name="Table1.A3" office:value-type="string">
            <text:p text:style-name="P23">5</text:p>
          </table:table-cell>
          <table:table-cell table:style-name="Table1.C7" office:value-type="string">
            <text:p text:style-name="P20">16</text:p>
          </table:table-cell>
          <table:table-cell table:style-name="Table1.A3" office:value-type="string">
            <text:p text:style-name="P23">10</text:p>
          </table:table-cell>
        </table:table-row>
        <table:table-row>
          <table:table-cell table:style-name="Table1.A3" office:value-type="string">
            <text:p text:style-name="P20">6</text:p>
          </table:table-cell>
          <table:table-cell table:style-name="Table1.A3" office:value-type="string">
            <text:p text:style-name="P23">6</text:p>
          </table:table-cell>
          <table:table-cell table:style-name="Table1.C7" office:value-type="string">
            <text:p text:style-name="P20">17</text:p>
          </table:table-cell>
          <table:table-cell table:style-name="Table1.A3" office:value-type="string">
            <text:p text:style-name="P23">11</text:p>
          </table:table-cell>
        </table:table-row>
        <table:table-row>
          <table:table-cell table:style-name="Table1.A3" office:value-type="string">
            <text:p text:style-name="P20">7</text:p>
          </table:table-cell>
          <table:table-cell table:style-name="Table1.A3" office:value-type="string">
            <text:p text:style-name="P23">7</text:p>
          </table:table-cell>
          <table:table-cell table:style-name="Table1.C7" office:value-type="string">
            <text:p text:style-name="P20">100</text:p>
          </table:table-cell>
          <table:table-cell table:style-name="Table1.A3" office:value-type="string">
            <text:p text:style-name="P23">64</text:p>
          </table:table-cell>
        </table:table-row>
        <table:table-row>
          <table:table-cell table:style-name="Table1.A3" office:value-type="string">
            <text:p text:style-name="P20">8</text:p>
          </table:table-cell>
          <table:table-cell table:style-name="Table1.A3" office:value-type="string">
            <text:p text:style-name="P23">8</text:p>
          </table:table-cell>
          <table:table-cell table:style-name="Table1.C7" office:value-type="string">
            <text:p text:style-name="P20">256</text:p>
          </table:table-cell>
          <table:table-cell table:style-name="Table1.A3" office:value-type="string">
            <text:p text:style-name="P23">100</text:p>
          </table:table-cell>
        </table:table-row>
        <table:table-row>
          <table:table-cell table:style-name="Table1.A3" office:value-type="string">
            <text:p text:style-name="P20">9</text:p>
          </table:table-cell>
          <table:table-cell table:style-name="Table1.A3" office:value-type="string">
            <text:p text:style-name="P23">9</text:p>
          </table:table-cell>
          <table:table-cell table:style-name="Table1.C7" office:value-type="string">
            <text:p text:style-name="P20">1000</text:p>
          </table:table-cell>
          <table:table-cell table:style-name="Table1.A3" office:value-type="string">
            <text:p text:style-name="P23">3E8</text:p>
          </table:table-cell>
        </table:table-row>
        <table:table-row>
          <table:table-cell table:style-name="Table1.C6" office:value-type="string">
            <text:p text:style-name="P20">10</text:p>
          </table:table-cell>
          <table:table-cell table:style-name="Table1.C6" office:value-type="string">
            <text:p text:style-name="P23">A</text:p>
          </table:table-cell>
          <table:table-cell table:style-name="Table1.C12" office:value-type="string">
            <text:p text:style-name="P20">1024</text:p>
          </table:table-cell>
          <table:table-cell table:style-name="Table1.C6" office:value-type="string">
            <text:p text:style-name="P23">4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P4">Computers typically store colors as a collection of three eight-bit values, representing the <text:span text:style-name="T5">r</text:span><text:span text:style-name="T9">ed, </text:span><text:span text:style-name="T5">g</text:span><text:span text:style-name="T9">reen, and </text:span><text:span text:style-name="T5">b</text:span><text:span text:style-name="T9">lue (RGB) components </text:span><text:span text:style-name="T12">on the scale </text:span><text:span text:style-name="T9">0 to 255</text:span></text:p>
            <text:p text:style-name="P6"><text:span text:style-name="T9">(256 </text:span><text:span text:style-name="T12">= </text:span><text:span text:style-name="T9">2</text:span><text:span text:style-name="T14">8</text:span><text:span text:style-name="T9">).</text:span></text:p>
          </table:table-cell>
          <table:table-cell office:value-type="string">
            <text:p text:style-name="P9">R<text:tab/><text:tab/>G<text:tab/><text:tab/>B</text:p>
            <text:p text:style-name="P17">□□■□■■□■|□■□■■■■□|□□□■□■■□</text:p>
            <text:p text:style-name="P9">45<text:tab/><text:tab/>94<text:tab/><text:tab/>22</text:p>
            <text:p text:style-name="P9"><text:span text:style-name="T19">#2D5E16</text:span> (forest green)</text:p>
          </table:table-cell>
        </table:table-row>
      </table:table>
      <text:p text:style-name="P2"/>
      <text:p text:style-name="P2"><text:span text:style-name="T9">As 256 is conveniently divisible by 16, many platforms such as web browsers represent colors as a string with six hexadecimal digits. <text:s/>Consider these colors, </text:span><text:span text:style-name="T10">for example</text:span><text:span text:style-name="T9">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2">#000000</text:p>
          </table:table-cell>
          <table:table-cell table:style-name="Table2.A1" office:value-type="string">
            <text:p text:style-name="P19">(black, no colo<text:span text:style-name="T34">u</text:span>r present)</text:p>
          </table:table-cell>
          <table:table-cell table:style-name="Table2.A1" office:value-type="string">
            <text:p text:style-name="P22">#888888</text:p>
          </table:table-cell>
          <table:table-cell table:style-name="Table2.A1" office:value-type="string">
            <text:p text:style-name="P19">(a middle grey tone)</text:p>
          </table:table-cell>
        </table:table-row>
        <table:table-row>
          <table:table-cell table:style-name="Table2.A1" office:value-type="string">
            <text:p text:style-name="P22">#FFFFFF</text:p>
          </table:table-cell>
          <table:table-cell table:style-name="Table2.A1" office:value-type="string">
            <text:p text:style-name="P19">(white, all colo<text:span text:style-name="T34">u</text:span>r<text:span text:style-name="T34">s</text:span> present)</text:p>
          </table:table-cell>
          <table:table-cell table:style-name="Table2.A1" office:value-type="string">
            <text:p text:style-name="P22">#<text:span text:style-name="T15">FF00FF</text:span></text:p>
          </table:table-cell>
          <table:table-cell table:style-name="Table2.A1" office:value-type="string">
            <text:p text:style-name="P25">(magenta, red + blue pixels set)</text:p>
          </table:table-cell>
        </table:table-row>
        <table:table-row>
          <table:table-cell table:style-name="Table2.A1" office:value-type="string">
            <text:p text:style-name="P22">#FF0000</text:p>
          </table:table-cell>
          <table:table-cell table:style-name="Table2.A1" office:value-type="string">
            <text:p text:style-name="P19">(red, only red pixels set)</text:p>
          </table:table-cell>
          <table:table-cell table:style-name="Table2.A1" office:value-type="string">
            <text:p text:style-name="P22">#<text:span text:style-name="T15">FFFF00</text:span></text:p>
          </table:table-cell>
          <table:table-cell table:style-name="Table2.A1" office:value-type="string">
            <text:p text:style-name="P25">(yellow, red + green pixels set)</text:p>
          </table:table-cell>
        </table:table-row>
        <table:table-row>
          <table:table-cell table:style-name="Table2.A1" office:value-type="string">
            <text:p text:style-name="P22">#00FF00</text:p>
          </table:table-cell>
          <table:table-cell table:style-name="Table2.A1" office:value-type="string">
            <text:p text:style-name="P19">(green, only green pixels set)</text:p>
          </table:table-cell>
          <table:table-cell table:style-name="Table2.A1" office:value-type="string">
            <text:p text:style-name="P22">#<text:span text:style-name="T15">DAA520</text:span></text:p>
          </table:table-cell>
          <table:table-cell table:style-name="Table2.A1" office:value-type="string">
            <text:p text:style-name="P24">(goldenrod, a mixed yellow)</text:p>
          </table:table-cell>
        </table:table-row>
        <table:table-row>
          <table:table-cell table:style-name="Table2.A1" office:value-type="string">
            <text:p text:style-name="P22">#0000FF</text:p>
          </table:table-cell>
          <table:table-cell table:style-name="Table2.A1" office:value-type="string">
            <text:p text:style-name="P19">(blue, only blue pixels set)</text:p>
          </table:table-cell>
          <table:table-cell table:style-name="Table2.A1" office:value-type="string">
            <text:p text:style-name="P22">#0<text:span text:style-name="T15">7F2CB</text:span></text:p>
          </table:table-cell>
          <table:table-cell table:style-name="Table2.A1" office:value-type="string">
            <text:p text:style-name="P25">(turquoise, mostly green)</text:p>
          </table:table-cell>
        </table:table-row>
      </table:table>
      <text:p text:style-name="P8"><text:span text:style-name="T9">You can check a color online at </text:span><text:a xlink:type="simple" xlink:href="http://colrd.com/create/color/" text:style-name="Internet_20_link" text:visited-style-name="Visited_20_Internet_20_Link"><text:span text:style-name="T5">colrd.com/create/color/</text:span></text:a><text:span text:style-name="T9">, among many other design sites.</text:span></text:p>
      <text:p text:style-name="P2"/>
      <text:p text:style-name="P14">The tricky part of all this is to convert a decimal value into a two-digit hexadecimal value. <text:s/>While Python does have a built-in function <text:span text:style-name="T19">hex</text:span>, we will carry out this calculation manually because that’s just the way <text:span text:style-name="T33">CS </text:span>101 rolls.</text:p>
      <text:p text:style-name="P14"/>
      <text:p text:style-name="P16">First, you have to divide the decimal number by 16 to get the first digit in decimal. <text:s/>(The remainder will be the second digit.) <text:s/><text:span text:style-name="T34">For instance, to convert 16 to hexadecimal:</text:span></text:p>
      <text:p text:style-name="P16"><text:tab/><text:span text:style-name="T34">16 </text:span><text:span text:style-name="T35">÷</text:span><text:span text:style-name="T34"> 16 = </text:span>16<text:span text:style-name="T27">)1</text:span><text:span text:style-name="T28">6</text:span> = <text:span text:style-name="T34">1</text:span> rem <text:span text:style-name="T34">0 </text:span>→ therefore <text:span text:style-name="T19">#</text:span><text:span text:style-name="T23">10</text:span> is the hexadecimal equivalent <text:span text:style-name="T34">(by the table above)</text:span></text:p>
      <text:p text:style-name="P18">A couple more examples:</text:p>
      <text:p text:style-name="P15"><text:tab/><text:span text:style-name="T34">134 </text:span><text:span text:style-name="T35">÷</text:span><text:span text:style-name="T34"> 16 = </text:span>16<text:span text:style-name="T27">)134</text:span> = 8 rem 6 → therefore <text:span text:style-name="T19">#86</text:span> is the hexadecimal equivalent</text:p>
      <text:p text:style-name="P16"><text:tab/><text:span text:style-name="T34">207 </text:span><text:span text:style-name="T35">÷ 16 = </text:span>16<text:span text:style-name="T27">)207</text:span> = 12 rem 15 → therefore <text:span text:style-name="T19">#CF</text:span> is the hexadecimal equivalent</text:p>
      <text:p text:style-name="P26">In this lab exercise, you will compose a function <text:span text:style-name="T20">rgb2hex</text:span> <text:span text:style-name="T33">below </text:span>to convert a value from a<text:span text:style-name="T15">n RGB tuple of decimals to a hexadecimal string. <text:s/>This exercise will be completed on paper and handed in to your TA, with the rest of </text:span><text:span text:style-name="T4">lab04</text:span><text:span text:style-name="T15"> taking place in Jupyter.</text:span></text:p>
      <text:p text:style-name="P3"/>
      <text:list xml:id="list1356505701540832066" text:style-name="L2">
        <text:list-item>
          <text:p text:style-name="P28"><text:span text:style-name="T18">C</text:span>ompose a <text:span text:style-name="T17">function definition for </text:span><text:span text:style-name="T20">rgb2hex</text:span><text:span text:style-name="T17"> which accepts a tuple </text:span><text:span text:style-name="T21">rgb_color</text:span><text:span text:style-name="T24">. <text:s/></text:span><text:span text:style-name="T25">(We trust that the input is valid.)</text:span></text:p>
          <text:p text:style-name="P29">Initialize a blank string named <text:span text:style-name="T19">hex</text:span>.</text:p>
          <text:p text:style-name="P30"><text:span text:style-name="T36">Create</text:span> a list which has the hexadecimal equivalents of each decimal value at the right index; <text:span text:style-name="T31">i.e.</text:span><text:span text:style-name="T32">, </text:span><text:span text:style-name="T22">dec2hex[5] = '9'</text:span><text:span text:style-name="T32">, </text:span><text:span text:style-name="T22">dec2hex[11] = 'B'</text:span><text:span text:style-name="T32">.</text:span></text:p>
        </text:list-item>
        <text:list-item>
          <text:p text:style-name="P29">Complete the <text:span text:style-name="T19">for</text:span> statement to loop over each <text:span text:style-name="T19">value</text:span> in the tuple <text:span text:style-name="T19">rgb_color</text:span>.</text:p>
          <text:p text:style-name="P30">Calculate the decimal equivalent of the first digit (divide by 16) as <text:span text:style-name="T19">hex1</text:span>.</text:p>
        </text:list-item>
        <text:list-item>
          <text:p text:style-name="P30">Calculate the decimal equivalent of the second digit (remainder of division by 16) as <text:span text:style-name="T19">hex2</text:span>.</text:p>
        </text:list-item>
        <text:list-item>
          <text:p text:style-name="P30">Convert the decimal value of <text:span text:style-name="T19">hex1</text:span> to its hexadecimal equivalent using the <text:span text:style-name="T19">dec2hex</text:span> list and append the result to <text:span text:style-name="T19">hex_str</text:span>.</text:p>
        </text:list-item>
        <text:list-item>
          <text:p text:style-name="P30">Convert the decimal value of <text:span text:style-name="T19">hex2</text:span> to its hexadecimal equivalent using the <text:span text:style-name="T19">dec2hex</text:span> list and append the result to <text:span text:style-name="T19">hex_str</text:span>.</text:p>
          <text:p text:style-name="P30">Return the result.</text:p>
        </text:list-item>
      </text:list>
      <text:p text:style-name="P10"/>
      <text:p text:style-name="P11">def rgb2hex(<text:span text:style-name="T40">①</text:span><text:span text:style-name="T5"> <text:s text:c="32"/></text:span>):</text:p>
      <text:p text:style-name="P13"><text:s text:c="4"/><text:span text:style-name="T26">hex_str = </text:span><text:span text:style-name="T29">''</text:span></text:p>
      <text:p text:style-name="P12"><text:span text:style-name="T9"><text:s text:c="4"/></text:span><text:span text:style-name="T11">dec2hex = [</text:span><text:span text:style-name="T30">'</text:span><text:span text:style-name="T11">0</text:span><text:span text:style-name="T30">'</text:span><text:span text:style-name="T11">,</text:span><text:span text:style-name="T30">'</text:span><text:span text:style-name="T11">1</text:span><text:span text:style-name="T30">'</text:span><text:span text:style-name="T11">,</text:span><text:span text:style-name="T30">'</text:span><text:span text:style-name="T11">2</text:span><text:span text:style-name="T30">'</text:span><text:span text:style-name="T11">,</text:span><text:span text:style-name="T30">'</text:span><text:span text:style-name="T11">3</text:span><text:span text:style-name="T30">'</text:span><text:span text:style-name="T11">,</text:span><text:span text:style-name="T30">'</text:span><text:span text:style-name="T11">4</text:span><text:span text:style-name="T30">'</text:span><text:span text:style-name="T11">,</text:span><text:span text:style-name="T30">'</text:span><text:span text:style-name="T11">5</text:span><text:span text:style-name="T30">'</text:span><text:span text:style-name="T11">,</text:span><text:span text:style-name="T30">'</text:span><text:span text:style-name="T11">6</text:span><text:span text:style-name="T30">'</text:span><text:span text:style-name="T11">,</text:span><text:span text:style-name="T30">'</text:span><text:span text:style-name="T11">7</text:span><text:span text:style-name="T30">'</text:span><text:span text:style-name="T11">,</text:span><text:span text:style-name="T30">'</text:span><text:span text:style-name="T11">8</text:span><text:span text:style-name="T30">'</text:span><text:span text:style-name="T11">,</text:span><text:span text:style-name="T30">'</text:span><text:span text:style-name="T11">9</text:span><text:span text:style-name="T30">'</text:span><text:span text:style-name="T11">,</text:span></text:p>
      <text:p text:style-name="P12"><text:span text:style-name="T30"><text:s text:c="15"/>'</text:span><text:span text:style-name="T11">A</text:span><text:span text:style-name="T30">'</text:span><text:span text:style-name="T11">,</text:span><text:span text:style-name="T30">'</text:span><text:span text:style-name="T11">B</text:span><text:span text:style-name="T30">'</text:span><text:span text:style-name="T11">,</text:span><text:span text:style-name="T30">'</text:span><text:span text:style-name="T11">C</text:span><text:span text:style-name="T30">','D','E','F'</text:span><text:span text:style-name="T11">]</text:span></text:p>
      <text:p text:style-name="P11"><text:s text:c="4"/>for <text:span text:style-name="T40">②</text:span><text:span text:style-name="T8"> </text:span><text:span text:style-name="T5"><text:s text:c="32"/></text:span>:</text:p>
      <text:p text:style-name="P11"><text:s text:c="8"/>hex<text:span text:style-name="T26">1</text:span> = value / <text:span text:style-name="T26">16</text:span></text:p>
      <text:p text:style-name="P32"><text:s text:c="8"/><text:span text:style-name="T26">hex2 = </text:span><text:span text:style-name="T40">③</text:span><text:span text:style-name="T8"> </text:span><text:span text:style-name="T7"><text:s text:c="12"/></text:span></text:p>
      <text:p text:style-name="P32"><text:span text:style-name="T9"><text:s text:c="8"/></text:span><text:span text:style-name="T41">④</text:span><text:span text:style-name="T8"> </text:span><text:span text:style-name="T5"><text:s text:c="32"/></text:span></text:p>
      <text:p text:style-name="P34"><text:s text:c="8"/><text:span text:style-name="T40">⑤</text:span><text:span text:style-name="T8"> </text:span><text:span text:style-name="T5"><text:s text:c="32"/></text:span></text:p>
      <text:p text:style-name="P11"><text:span text:style-name="T9"><text:s text:c="4"/>return </text:span><text:span text:style-name="T11">hex_</text:span><text:span text:style-name="T13">str</text:span></text:p>
      <text:p text:style-name="P33"><text:span text:style-name="T11"># example test of rgb2hex</text:span></text:p>
      <text:p text:style-name="P33"><text:span text:style-name="T11">assert rgb2hex( ( 63, 32, 255 ) ) == '3F20FF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venir Next1" svg:font-family="'Avenir Next'"/>
    <style:font-face style:name="Helvetica Neue" svg:font-family="'Helvetica Neue'"/>
    <style:font-face style:name="Linux Libertine O" svg:font-family="'Linux Libertine O'"/>
    <style:font-face style:name="Linux Libertine O2" svg:font-family="'Linux Libertine O'" style:font-adornments="Regular"/>
    <style:font-face style:name="Ubuntu Mono1" svg:font-family="'Ubuntu Mono'"/>
    <style:font-face style:name="Liberation Sans1" svg:font-family="'Liberation Sans'" style:font-family-generic="roman"/>
    <style:font-face style:name="Linux Libertine O3" svg:font-family="'Linux Libertine O'" style:font-family-generic="roman"/>
    <style:font-face style:name="Lucida Sans2" svg:font-family="'Lucida Sans'" style:font-family-generic="swiss"/>
    <style:font-face style:name="Lucida Sans Unicode" svg:font-family="'Lucida Sans Unicode'" style:font-family-generic="swiss"/>
    <style:font-face style:name="Avenir Next" svg:font-family="'Avenir Next'" style:font-pitch="variable"/>
    <style:font-face style:name="Linux Libertine O1" svg:font-family="'Linux Libertine O'" style:font-pitch="variable"/>
    <style:font-face style:name="Lucida Sans1" svg:font-family="'Lucida Sans'" style:font-pitch="variable"/>
    <style:font-face style:name="SimSun1" svg:font-family="SimSu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cd0f" officeooo:paragraph-rsid="0011cd0f"/>
    </style:style>
    <style:style style:name="MT1" style:family="text">
      <style:text-properties style:font-name="Avenir Next" fo:font-weight="600" style:font-size-asian="10.5pt" style:font-weight-asian="bold" style:font-weight-complex="normal"/>
    </style:style>
    <style:style style:name="MT2" style:family="text">
      <style:text-properties style:font-name="Avenir Next" fo:font-weight="250" style:font-size-asian="10.5pt"/>
    </style:style>
    <style:style style:name="MT3" style:family="text">
      <style:text-properties style:font-name="Avenir Nex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</text:span><text:span text:style-name="MT2">101</text:span><text:tab/><text:tab/><text:span text:style-name="MT3">lab0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6-06-28T10:46:54.800074000</meta:creation-date>
    <dc:date>2016-07-13T12:55:35.197410000</dc:date>
    <dc:creator>Neal Davis</dc:creator>
    <meta:editing-duration>PT3H33M20S</meta:editing-duration>
    <meta:editing-cycles>17</meta:editing-cycles>
    <meta:generator>LibreOffice/5.0.6.3$MacOSX_X86_64 LibreOffice_project/490fc03b25318460cfc54456516ea2519c11d1aa</meta:generator>
    <meta:document-statistic meta:table-count="3" meta:image-count="0" meta:object-count="0" meta:page-count="2" meta:paragraph-count="113" meta:word-count="584" meta:character-count="3445" meta:non-whitespace-character-count="2753"/>
  </office:meta>
</office:document-meta>
</file>